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+[.B6]-[.$B$12]" office:value-type="float" office:value="24" calcext:value-type="float">
            <text:p>24</text:p>
          </table:table-cell>
          <table:table-cell table:formula="of:=+[.C6]*[.C6]" office:value-type="float" office:value="576" calcext:value-type="float">
            <text:p>576</text:p>
          </table:table-cell>
          <table:table-cell table:formula="of:=+[.D6]*1000" office:value-type="float" office:value="576000" calcext:value-type="float">
            <text:p>576000</text:p>
          </table:table-cell>
          <table:table-cell office:value-type="float" office:value="858" calcext:value-type="float">
            <text:p>858</text:p>
          </table:table-cell>
          <table:table-cell table:formula="of:=+[.F6]-[.$F$12]" office:value-type="float" office:value="-1602" calcext:value-type="float">
            <text:p>-1602</text:p>
          </table:table-cell>
          <table:table-cell table:formula="of:=+[.G6]*[.G6]" office:value-type="float" office:value="2566404" calcext:value-type="float">
            <text:p>2566404</text:p>
          </table:table-cell>
          <table:table-cell table:formula="of:=+[.C6]*[.G6]" office:value-type="float" office:value="-38448" calcext:value-type="float">
            <text:p>-3844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+[.B7]-[.$B$12]" office:value-type="float" office:value="15" calcext:value-type="float">
            <text:p>15</text:p>
          </table:table-cell>
          <table:table-cell table:formula="of:=+[.C7]*[.C7]" office:value-type="float" office:value="225" calcext:value-type="float">
            <text:p>225</text:p>
          </table:table-cell>
          <table:table-cell table:formula="of:=+[.D7]*1000" office:value-type="float" office:value="225000" calcext:value-type="float">
            <text:p>225000</text:p>
          </table:table-cell>
          <table:table-cell office:value-type="float" office:value="1247" calcext:value-type="float">
            <text:p>1247</text:p>
          </table:table-cell>
          <table:table-cell table:formula="of:=+[.F7]-[.$F$12]" office:value-type="float" office:value="-1213" calcext:value-type="float">
            <text:p>-1213</text:p>
          </table:table-cell>
          <table:table-cell table:formula="of:=+[.G7]*[.G7]" office:value-type="float" office:value="1471369" calcext:value-type="float">
            <text:p>1471369</text:p>
          </table:table-cell>
          <table:table-cell table:formula="of:=+[.C7]*[.G7]" office:value-type="float" office:value="-18195" calcext:value-type="float">
            <text:p>-1819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+[.B8]-[.$B$12]" office:value-type="float" office:value="-1" calcext:value-type="float">
            <text:p>-1</text:p>
          </table:table-cell>
          <table:table-cell table:formula="of:=+[.C8]*[.C8]" office:value-type="float" office:value="1" calcext:value-type="float">
            <text:p>1</text:p>
          </table:table-cell>
          <table:table-cell table:formula="of:=+[.D8]*1000" office:value-type="float" office:value="1000" calcext:value-type="float">
            <text:p>1000</text:p>
          </table:table-cell>
          <table:table-cell office:value-type="float" office:value="2157" calcext:value-type="float">
            <text:p>2157</text:p>
          </table:table-cell>
          <table:table-cell table:formula="of:=+[.F8]-[.$F$12]" office:value-type="float" office:value="-303" calcext:value-type="float">
            <text:p>-303</text:p>
          </table:table-cell>
          <table:table-cell table:formula="of:=+[.G8]*[.G8]" office:value-type="float" office:value="91809" calcext:value-type="float">
            <text:p>91809</text:p>
          </table:table-cell>
          <table:table-cell table:formula="of:=+[.C8]*[.G8]"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+[.B9]-[.$B$12]" office:value-type="float" office:value="-4" calcext:value-type="float">
            <text:p>-4</text:p>
          </table:table-cell>
          <table:table-cell table:formula="of:=+[.C9]*[.C9]" office:value-type="float" office:value="16" calcext:value-type="float">
            <text:p>16</text:p>
          </table:table-cell>
          <table:table-cell table:formula="of:=+[.D9]*1000" office:value-type="float" office:value="16000" calcext:value-type="float">
            <text:p>16000</text:p>
          </table:table-cell>
          <table:table-cell office:value-type="float" office:value="2650" calcext:value-type="float">
            <text:p>2650</text:p>
          </table:table-cell>
          <table:table-cell table:formula="of:=+[.F9]-[.$F$12]" office:value-type="float" office:value="190" calcext:value-type="float">
            <text:p>190</text:p>
          </table:table-cell>
          <table:table-cell table:formula="of:=+[.G9]*[.G9]" office:value-type="float" office:value="36100" calcext:value-type="float">
            <text:p>36100</text:p>
          </table:table-cell>
          <table:table-cell table:formula="of:=+[.C9]*[.G9]" office:value-type="float" office:value="-760" calcext:value-type="float">
            <text:p>-76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+[.B10]-[.$B$12]" office:value-type="float" office:value="-13" calcext:value-type="float">
            <text:p>-13</text:p>
          </table:table-cell>
          <table:table-cell table:formula="of:=+[.C10]*[.C10]" office:value-type="float" office:value="169" calcext:value-type="float">
            <text:p>169</text:p>
          </table:table-cell>
          <table:table-cell table:formula="of:=+[.D10]*1000" office:value-type="float" office:value="169000" calcext:value-type="float">
            <text:p>169000</text:p>
          </table:table-cell>
          <table:table-cell office:value-type="float" office:value="3168" calcext:value-type="float">
            <text:p>3168</text:p>
          </table:table-cell>
          <table:table-cell table:formula="of:=+[.F10]-[.$F$12]" office:value-type="float" office:value="708" calcext:value-type="float">
            <text:p>708</text:p>
          </table:table-cell>
          <table:table-cell table:formula="of:=+[.G10]*[.G10]" office:value-type="float" office:value="501264" calcext:value-type="float">
            <text:p>501264</text:p>
          </table:table-cell>
          <table:table-cell table:formula="of:=+[.C10]*[.G10]" office:value-type="float" office:value="-9204" calcext:value-type="float">
            <text:p>-920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+[.B11]-[.B$12]" office:value-type="float" office:value="-21" calcext:value-type="float">
            <text:p>-21</text:p>
          </table:table-cell>
          <table:table-cell table:formula="of:=+[.C11]*[.C11]" office:value-type="float" office:value="441" calcext:value-type="float">
            <text:p>441</text:p>
          </table:table-cell>
          <table:table-cell table:formula="of:=+[.D11]*1000" office:value-type="float" office:value="441000" calcext:value-type="float">
            <text:p>441000</text:p>
          </table:table-cell>
          <table:table-cell office:value-type="float" office:value="4680" calcext:value-type="float">
            <text:p>4680</text:p>
          </table:table-cell>
          <table:table-cell table:formula="of:=+[.F11]-[.$F$12]" office:value-type="float" office:value="2220" calcext:value-type="float">
            <text:p>2220</text:p>
          </table:table-cell>
          <table:table-cell table:formula="of:=+[.G11]*[.G11]" office:value-type="float" office:value="4928400" calcext:value-type="float">
            <text:p>4928400</text:p>
          </table:table-cell>
          <table:table-cell table:formula="of:=+[.C11]*[.G11]" office:value-type="float" office:value="-46620" calcext:value-type="float">
            <text:p>-46620</text:p>
          </table:table-cell>
        </table:table-row>
        <table:table-row table:style-name="ro1">
          <table:table-cell/>
          <table:table-cell table:formula="of:=AVERAGE([.B6:.B11])" office:value-type="float" office:value="85" calcext:value-type="float">
            <text:p>85</text:p>
          </table:table-cell>
          <table:table-cell/>
          <table:table-cell table:formula="of:=SUM([.D6:.D11])" office:value-type="float" office:value="1428" calcext:value-type="float">
            <text:p>1428</text:p>
          </table:table-cell>
          <table:table-cell table:formula="of:=+[.D12]*1000" office:value-type="float" office:value="1428000" calcext:value-type="float">
            <text:p>1428000</text:p>
          </table:table-cell>
          <table:table-cell table:formula="of:=AVERAGE([.F6:.F11])" office:value-type="float" office:value="2460" calcext:value-type="float">
            <text:p>2460</text:p>
          </table:table-cell>
          <table:table-cell/>
          <table:table-cell table:formula="of:=SUM([.H6:.H11])" office:value-type="float" office:value="9595346" calcext:value-type="float">
            <text:p>9595346</text:p>
          </table:table-cell>
          <table:table-cell table:formula="of:=SUM([.I6:.I11])" office:value-type="float" office:value="-112924" calcext:value-type="float">
            <text:p>-11292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formula="of:=+[.I12]/[.D12]" office:value-type="float" office:value="-79.078431372549" calcext:value-type="float">
            <text:p>-79.078431372549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+[.I12]/SQRT([.D12]*[.H12])" office:value-type="float" office:value="-0.964699003266179" calcext:value-type="float">
            <text:p>-0.964699003266179</text:p>
          </table:table-cell>
          <table:table-cell/>
        </table:table-row>
        <table:table-row table:style-name="ro1">
          <table:table-cell table:number-columns-repeated="3"/>
          <table:table-cell table:formula="of:=+[.F12]-([.D15]*[.B12])" office:value-type="float" office:value="9181.66666666667" calcext:value-type="float">
            <text:p>9181.6666666666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9:39:32.935665974</meta:creation-date>
    <meta:editing-duration>PT1M6S</meta:editing-duration>
    <meta:editing-cycles>3</meta:editing-cycles>
    <meta:generator>LibreOffice/7.3.7.2$Linux_X86_64 LibreOffice_project/30$Build-2</meta:generator>
    <dc:date>2024-05-26T19:40:36.667989416</dc:date>
    <meta:document-statistic meta:table-count="1" meta:cell-count="65" meta:object-count="0"/>
  </office:meta>
</office:document-meta>
</file>